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64cm" fo:min-width="3.117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1.12cm"/>
    </style:style>
    <style:style style:name="gr3" style:family="graphic" style:parent-style-name="standard">
      <style:graphic-properties draw:stroke="none" svg:stroke-color="#000000" draw:fill="none" draw:fill-color="#ffffff" fo:min-height="1.119cm"/>
    </style:style>
    <style:style style:name="gr4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6" style:family="graphic" style:parent-style-name="standard">
      <style:graphic-properties svg:stroke-width="0.028cm" svg:stroke-color="#000000" draw:marker-start-width="0.242cm" draw:marker-end-width="0.242cm" draw:fill-color="#00000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7" style:family="graphic" style:parent-style-name="standard">
      <style:graphic-properties draw:stroke="none" svg:stroke-color="#000000" draw:fill="none" draw:fill-color="#ffffff" fo:min-height="0.789cm"/>
    </style:style>
    <style:style style:name="gr8" style:family="graphic" style:parent-style-name="objectwithoutfill">
      <style:graphic-properties draw:stroke="dash" draw:stroke-dash="Dashed_20__28_var_29_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fo:min-height="0.643cm"/>
    </style:style>
    <style:style style:name="gr10" style:family="graphic" style:parent-style-name="objectwithoutfill">
      <style:graphic-properties draw:stroke="solid" draw:stroke-dash="Dashed_20__28_var_29_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color="#000000" draw:fill="none" draw:fill-color="#ffffff" fo:min-height="0.642cm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  <style:text-properties fo:font-size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-color="#000000"/>
      <style:paragraph-properties fo:text-align="center"/>
      <style:text-properties fo:font-size="12pt"/>
    </style:style>
    <style:style style:name="P9" style:family="paragraph">
      <style:text-properties fo:font-size="12pt"/>
    </style:style>
    <style:style style:name="P10" style:family="paragraph">
      <loext:graphic-properties draw:fill="none" draw:fill-color="#ffffff"/>
      <style:text-properties fo:font-size="12pt" style:font-size-asian="9pt" style:font-size-complex="9pt"/>
    </style:style>
    <style:style style:name="P11" style:family="paragraph">
      <loext:graphic-properties draw:fill="none" draw:fill-color="#ffffff"/>
      <style:text-properties fo:font-size="12pt" style:font-size-asian="6pt" style:font-size-complex="6pt"/>
    </style:style>
    <style:style style:name="P12" style:family="paragraph">
      <loext:graphic-properties draw:fill="none" draw:fill-color="#ffffff"/>
      <style:text-properties fo:font-size="12pt" fo:font-weight="bold" style:font-size-asian="6pt" style:font-weight-asian="bold" style:font-size-complex="6pt" style:font-weight-complex="bold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size-asian="9pt" style:font-size-complex="9pt"/>
    </style:style>
    <style:style style:name="T4" style:family="text">
      <style:text-properties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3.651cm" svg:height="2.548cm" svg:x="1.826cm" svg:y="6.579cm">
          <text:p text:style-name="P1"><text:span text:style-name="T1"><text:s/></text:span><text:span text:style-name="T1">RAM cell <text:s text:c="2"/>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191cm" svg:height="1.37cm" svg:x="4.234cm" svg:y="6.605cm">
          <draw:text-box>
            <text:p text:style-name="P3"><text:span text:style-name="T2">stag</text:span></text:p>
          </draw:text-box>
        </draw:frame>
        <draw:frame draw:style-name="gr3" draw:text-style-name="P4" draw:layer="layout" svg:width="2.191cm" svg:height="1.369cm" svg:x="4.234cm" svg:y="8.407cm">
          <draw:text-box>
            <text:p text:style-name="P3"><text:span text:style-name="T2">sta</text:span><text:span text:style-name="T2">g</text:span></text:p>
          </draw:text-box>
        </draw:frame>
        <draw:line draw:style-name="gr4" draw:text-style-name="P5" draw:layer="layout" svg:x1="4.382cm" svg:y1="8.49cm" svg:x2="5.412cm" svg:y2="8.49cm">
          <text:p/>
        </draw:line>
        <draw:g>
          <draw:line draw:style-name="gr4" draw:text-style-name="P5" draw:layer="layout" svg:x1="1.643cm" svg:y1="10.751cm" svg:x2="2.373cm" svg:y2="10.751cm">
            <text:p/>
          </draw:line>
          <draw:line draw:style-name="gr4" draw:text-style-name="P5" draw:layer="layout" svg:x1="1.826cm" svg:y1="10.867cm" svg:x2="2.191cm" svg:y2="10.867cm">
            <text:p/>
          </draw:line>
          <draw:line draw:style-name="gr4" draw:text-style-name="P5" draw:layer="layout" svg:x1="1.924cm" svg:y1="11.001cm" svg:x2="2.107cm" svg:y2="11.001cm">
            <text:p/>
          </draw:line>
        </draw:g>
        <draw:line draw:style-name="gr4" draw:text-style-name="P5" draw:layer="layout" svg:x1="2.025cm" svg:y1="10.369cm" svg:x2="2.025cm" svg:y2="10.734cm">
          <text:p/>
        </draw:line>
        <draw:line draw:style-name="gr4" draw:text-style-name="P5" draw:layer="layout" svg:x1="2.008cm" svg:y1="10.336cm" svg:x2="3.193cm" svg:y2="10.336cm">
          <text:p/>
        </draw:line>
        <draw:line draw:style-name="gr4" draw:text-style-name="P5" draw:layer="layout" svg:x1="5.439cm" svg:y1="6.96cm" svg:x2="13.105cm" svg:y2="6.96cm">
          <text:p/>
        </draw:line>
        <draw:line draw:style-name="gr4" draw:text-style-name="P5" draw:layer="layout" svg:x1="1.732cm" svg:y1="2.726cm" svg:x2="2.097cm" svg:y2="2.726cm">
          <text:p/>
        </draw:line>
        <draw:line draw:style-name="gr4" draw:text-style-name="P5" draw:layer="layout" svg:x1="1.915cm" svg:y1="2.726cm" svg:x2="1.915cm" svg:y2="5.282cm">
          <text:p/>
        </draw:line>
        <draw:custom-shape draw:style-name="gr5" draw:text-style-name="P2" draw:layer="layout" svg:width="0.183cm" svg:height="0.183cm" svg:x="2.711cm" svg:y="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5" draw:layer="layout" svg:x1="2.446cm" svg:y1="3.63cm" svg:x2="2.627cm" svg:y2="3.63cm">
            <text:p/>
          </draw:line>
          <draw:line draw:style-name="gr4" draw:text-style-name="P5" draw:layer="layout" svg:x1="2.612cm" svg:y1="3.373cm" svg:x2="2.612cm" svg:y2="3.647cm">
            <text:p/>
          </draw:line>
          <draw:line draw:style-name="gr4" draw:text-style-name="P5" draw:layer="layout" svg:x1="2.612cm" svg:y1="3.389cm" svg:x2="2.975cm" svg:y2="3.389cm">
            <text:p/>
          </draw:line>
          <draw:line draw:style-name="gr4" draw:text-style-name="P5" draw:layer="layout" svg:x1="2.959cm" svg:y1="3.63cm" svg:x2="3.14cm" svg:y2="3.63cm">
            <text:p/>
          </draw:line>
          <draw:line draw:style-name="gr4" draw:text-style-name="P5" draw:layer="layout" svg:x1="2.978cm" svg:y1="3.373cm" svg:x2="2.978cm" svg:y2="3.647cm">
            <text:p/>
          </draw:line>
          <draw:line draw:style-name="gr4" draw:text-style-name="P5" draw:layer="layout" svg:x1="2.612cm" svg:y1="3.258cm" svg:x2="2.975cm" svg:y2="3.258cm">
            <text:p/>
          </draw:line>
        </draw:g>
        <draw:g>
          <draw:line draw:style-name="gr4" draw:text-style-name="P5" draw:layer="layout" svg:x1="2.463cm" svg:y1="5.275cm" svg:x2="2.644cm" svg:y2="5.275cm">
            <text:p/>
          </draw:line>
          <draw:line draw:style-name="gr4" draw:text-style-name="P5" draw:layer="layout" svg:x1="2.629cm" svg:y1="5.018cm" svg:x2="2.629cm" svg:y2="5.292cm">
            <text:p/>
          </draw:line>
          <draw:line draw:style-name="gr4" draw:text-style-name="P5" draw:layer="layout" svg:x1="2.629cm" svg:y1="5.034cm" svg:x2="2.992cm" svg:y2="5.034cm">
            <text:p/>
          </draw:line>
          <draw:line draw:style-name="gr4" draw:text-style-name="P5" draw:layer="layout" svg:x1="2.976cm" svg:y1="5.275cm" svg:x2="3.157cm" svg:y2="5.275cm">
            <text:p/>
          </draw:line>
          <draw:line draw:style-name="gr4" draw:text-style-name="P5" draw:layer="layout" svg:x1="2.994cm" svg:y1="5.018cm" svg:x2="2.994cm" svg:y2="5.292cm">
            <text:p/>
          </draw:line>
          <draw:line draw:style-name="gr4" draw:text-style-name="P5" draw:layer="layout" svg:x1="2.629cm" svg:y1="4.903cm" svg:x2="2.992cm" svg:y2="4.903cm">
            <text:p/>
          </draw:line>
        </draw:g>
        <draw:g>
          <draw:line draw:style-name="gr4" draw:text-style-name="P5" draw:layer="layout" svg:x1="2.463cm" svg:y1="4.727cm" svg:x2="2.644cm" svg:y2="4.727cm">
            <text:p/>
          </draw:line>
          <draw:line draw:style-name="gr4" draw:text-style-name="P5" draw:layer="layout" svg:x1="2.629cm" svg:y1="4.47cm" svg:x2="2.629cm" svg:y2="4.744cm">
            <text:p/>
          </draw:line>
          <draw:line draw:style-name="gr4" draw:text-style-name="P5" draw:layer="layout" svg:x1="2.629cm" svg:y1="4.486cm" svg:x2="2.992cm" svg:y2="4.486cm">
            <text:p/>
          </draw:line>
          <draw:line draw:style-name="gr4" draw:text-style-name="P5" draw:layer="layout" svg:x1="2.976cm" svg:y1="4.727cm" svg:x2="3.157cm" svg:y2="4.727cm">
            <text:p/>
          </draw:line>
          <draw:line draw:style-name="gr4" draw:text-style-name="P5" draw:layer="layout" svg:x1="2.994cm" svg:y1="4.47cm" svg:x2="2.994cm" svg:y2="4.744cm">
            <text:p/>
          </draw:line>
          <draw:line draw:style-name="gr4" draw:text-style-name="P5" draw:layer="layout" svg:x1="2.629cm" svg:y1="4.355cm" svg:x2="2.992cm" svg:y2="4.355cm">
            <text:p/>
          </draw:line>
        </draw:g>
        <draw:line draw:style-name="gr4" draw:text-style-name="P5" draw:layer="layout" svg:x1="1.931cm" svg:y1="3.623cm" svg:x2="2.479cm" svg:y2="3.623cm">
          <text:p/>
        </draw:line>
        <draw:line draw:style-name="gr4" draw:text-style-name="P5" draw:layer="layout" svg:x1="1.931cm" svg:y1="4.735cm" svg:x2="2.479cm" svg:y2="4.735cm">
          <text:p/>
        </draw:line>
        <draw:line draw:style-name="gr4" draw:text-style-name="P5" draw:layer="layout" svg:x1="1.931cm" svg:y1="5.282cm" svg:x2="2.479cm" svg:y2="5.282cm">
          <text:p/>
        </draw:line>
        <draw:g>
          <draw:line draw:style-name="gr4" draw:text-style-name="P6" draw:layer="layout" svg:x1="1.191cm" svg:y1="-0.606cm" svg:x2="1.29cm" svg:y2="-0.606cm">
            <text:p/>
          </draw:line>
          <draw:line draw:style-name="gr4" draw:text-style-name="P6" draw:layer="layout" svg:x1="1.282cm" svg:y1="-0.746cm" svg:x2="1.282cm" svg:y2="-0.596cm">
            <text:p/>
          </draw:line>
          <draw:line draw:style-name="gr4" draw:text-style-name="P6" draw:layer="layout" svg:x1="1.282cm" svg:y1="-0.738cm" svg:x2="1.481cm" svg:y2="-0.738cm">
            <text:p/>
          </draw:line>
          <draw:line draw:style-name="gr4" draw:text-style-name="P6" draw:layer="layout" svg:x1="1.472cm" svg:y1="-0.606cm" svg:x2="1.571cm" svg:y2="-0.606cm">
            <text:p/>
          </draw:line>
          <draw:line draw:style-name="gr4" draw:text-style-name="P6" draw:layer="layout" svg:x1="1.482cm" svg:y1="-0.746cm" svg:x2="1.482cm" svg:y2="-0.596cm">
            <text:p/>
          </draw:line>
          <draw:line draw:style-name="gr4" draw:text-style-name="P6" draw:layer="layout" svg:x1="1.282cm" svg:y1="-0.81cm" svg:x2="1.481cm" svg:y2="-0.81cm">
            <text:p/>
          </draw:line>
        </draw:g>
        <draw:custom-shape draw:style-name="gr6" draw:text-style-name="P7" draw:layer="layout" svg:width="0.08cm" svg:height="0.08cm" svg:x="0.801cm" svg:y="-0.5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46cm" svg:height="0.146cm" svg:x="1.835cm" svg:y="3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46cm" svg:height="0.146cm" svg:x="1.835cm" svg:y="4.6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82cm" svg:height="0.183cm" svg:x="2.713cm" svg:y="4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182cm" svg:height="0.183cm" svg:x="2.715cm" svg:y="4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2.811cm" svg:y1="2.544cm" svg:x2="2.811cm" svg:y2="3.092cm">
          <text:p/>
        </draw:line>
        <draw:frame draw:style-name="gr7" draw:text-style-name="P10" draw:layer="layout" svg:width="2.556cm" svg:height="1.039cm" svg:x="2.116cm" svg:y="1.935cm">
          <draw:text-box>
            <text:p text:style-name="P9"><text:span text:style-name="T3">pchg</text:span></text:p>
          </draw:text-box>
        </draw:frame>
        <draw:line draw:style-name="gr4" draw:text-style-name="P5" draw:layer="layout" svg:x1="2.817cm" svg:y1="4.187cm" svg:x2="2.817cm" svg:y2="3.274cm">
          <text:p/>
        </draw:line>
        <draw:line draw:style-name="gr4" draw:text-style-name="P5" draw:layer="layout" svg:x1="2.811cm" svg:y1="4.37cm" svg:x2="2.811cm" svg:y2="4.735cm">
          <text:p/>
        </draw:line>
        <draw:line draw:style-name="gr4" draw:text-style-name="P5" draw:layer="layout" svg:x1="2.346cm" svg:y1="2.013cm" svg:x2="3.259cm" svg:y2="2.013cm">
          <text:p/>
        </draw:line>
        <draw:line draw:style-name="gr8" draw:text-style-name="P5" draw:layer="layout" svg:x1="3.188cm" svg:y1="3.639cm" svg:x2="3.918cm" svg:y2="3.639cm">
          <text:p/>
        </draw:line>
        <draw:line draw:style-name="gr8" draw:text-style-name="P5" draw:layer="layout" svg:x1="3.189cm" svg:y1="4.735cm" svg:x2="3.919cm" svg:y2="4.735cm">
          <text:p/>
        </draw:line>
        <draw:line draw:style-name="gr4" draw:text-style-name="P5" draw:layer="layout" svg:x1="3.927cm" svg:y1="5.282cm" svg:x2="13.052cm" svg:y2="5.282cm">
          <text:p/>
        </draw:line>
        <draw:line draw:style-name="gr8" draw:text-style-name="P5" draw:layer="layout" svg:x1="3.191cm" svg:y1="5.282cm" svg:x2="3.921cm" svg:y2="5.282cm">
          <text:p/>
        </draw:line>
        <draw:line draw:style-name="gr4" draw:text-style-name="P5" draw:layer="layout" svg:x1="3.929cm" svg:y1="10.336cm" svg:x2="14.303cm" svg:y2="10.336cm">
          <text:p/>
        </draw:line>
        <draw:line draw:style-name="gr8" draw:text-style-name="P5" draw:layer="layout" svg:x1="3.193cm" svg:y1="10.336cm" svg:x2="3.923cm" svg:y2="10.336cm">
          <text:p/>
        </draw:line>
        <draw:frame draw:style-name="gr9" draw:text-style-name="P11" draw:layer="layout" svg:width="2.556cm" svg:height="0.893cm" svg:x="5.462cm" svg:y="1.718cm">
          <draw:text-box>
            <text:p text:style-name="P9"><text:span text:style-name="T4">dtag 0</text:span></text:p>
          </draw:text-box>
        </draw:frame>
        <draw:line draw:style-name="gr4" draw:text-style-name="P5" draw:layer="layout" svg:x1="6.173cm" svg:y1="2.909cm" svg:x2="6.173cm" svg:y2="12.038cm">
          <text:p/>
        </draw:line>
        <draw:line draw:style-name="gr8" draw:text-style-name="P5" draw:layer="layout" svg:x1="6.173cm" svg:y1="2.361cm" svg:x2="6.173cm" svg:y2="2.909cm">
          <text:p/>
        </draw:line>
        <draw:line draw:style-name="gr8" draw:text-style-name="P5" draw:layer="layout" svg:x1="6.173cm" svg:y1="12.038cm" svg:x2="6.173cm" svg:y2="12.586cm">
          <text:p/>
        </draw:line>
        <draw:line draw:style-name="gr4" draw:text-style-name="P5" draw:layer="layout" svg:x1="5.59cm" svg:y1="1.822cm" svg:x2="6.985cm" svg:y2="1.823cm">
          <text:p/>
        </draw:line>
        <draw:frame draw:style-name="gr9" draw:text-style-name="P11" draw:layer="layout" svg:width="2.556cm" svg:height="0.893cm" svg:x="7.684cm" svg:y="1.7cm">
          <draw:text-box>
            <text:p text:style-name="P9"><text:span text:style-name="T4">dtag 0</text:span></text:p>
          </draw:text-box>
        </draw:frame>
        <draw:line draw:style-name="gr4" draw:text-style-name="P5" draw:layer="layout" svg:x1="8.546cm" svg:y1="2.924cm" svg:x2="8.546cm" svg:y2="12.053cm">
          <text:p/>
        </draw:line>
        <draw:line draw:style-name="gr8" draw:text-style-name="P5" draw:layer="layout" svg:x1="8.546cm" svg:y1="2.376cm" svg:x2="8.546cm" svg:y2="2.924cm">
          <text:p/>
        </draw:line>
        <draw:line draw:style-name="gr8" draw:text-style-name="P5" draw:layer="layout" svg:x1="8.546cm" svg:y1="12.052cm" svg:x2="8.546cm" svg:y2="12.6cm">
          <text:p/>
        </draw:line>
        <draw:g>
          <draw:g>
            <draw:line draw:style-name="gr4" draw:text-style-name="P5" draw:layer="layout" svg:x1="7.666cm" svg:y1="8.286cm" svg:x2="7.666cm" svg:y2="8.505cm">
              <text:p/>
            </draw:line>
            <draw:line draw:style-name="gr4" draw:text-style-name="P5" draw:layer="layout" svg:x1="8.059cm" svg:y1="8.485cm" svg:x2="7.641cm" svg:y2="8.485cm">
              <text:p/>
            </draw:line>
            <draw:line draw:style-name="gr4" draw:text-style-name="P5" draw:layer="layout" svg:x1="8.035cm" svg:y1="8.485cm" svg:x2="8.035cm" svg:y2="8.923cm">
              <text:p/>
            </draw:line>
            <draw:line draw:style-name="gr4" draw:text-style-name="P5" draw:layer="layout" svg:x1="7.666cm" svg:y1="8.903cm" svg:x2="7.666cm" svg:y2="9.122cm">
              <text:p/>
            </draw:line>
            <draw:line draw:style-name="gr4" draw:text-style-name="P5" draw:layer="layout" svg:x1="8.059cm" svg:y1="8.925cm" svg:x2="7.641cm" svg:y2="8.925cm">
              <text:p/>
            </draw:line>
            <draw:line draw:style-name="gr4" draw:text-style-name="P5" draw:layer="layout" svg:x1="8.236cm" svg:y1="8.485cm" svg:x2="8.236cm" svg:y2="8.923cm">
              <text:p/>
            </draw:line>
          </draw:g>
          <draw:line draw:style-name="gr4" draw:text-style-name="P5" draw:layer="layout" svg:x1="7.659cm" svg:y1="8.386cm" svg:x2="7.659cm" svg:y2="6.378cm">
            <text:p/>
          </draw:line>
          <draw:g>
            <draw:line draw:style-name="gr4" draw:text-style-name="P5" draw:layer="layout" svg:x1="7.664cm" svg:y1="5.728cm" svg:x2="7.664cm" svg:y2="5.947cm">
              <text:p/>
            </draw:line>
            <draw:line draw:style-name="gr4" draw:text-style-name="P5" draw:layer="layout" svg:x1="8.057cm" svg:y1="5.927cm" svg:x2="7.639cm" svg:y2="5.927cm">
              <text:p/>
            </draw:line>
            <draw:line draw:style-name="gr4" draw:text-style-name="P5" draw:layer="layout" svg:x1="8.033cm" svg:y1="5.927cm" svg:x2="8.033cm" svg:y2="6.365cm">
              <text:p/>
            </draw:line>
            <draw:line draw:style-name="gr4" draw:text-style-name="P5" draw:layer="layout" svg:x1="7.664cm" svg:y1="6.345cm" svg:x2="7.664cm" svg:y2="6.564cm">
              <text:p/>
            </draw:line>
            <draw:line draw:style-name="gr4" draw:text-style-name="P5" draw:layer="layout" svg:x1="8.057cm" svg:y1="6.367cm" svg:x2="7.639cm" svg:y2="6.367cm">
              <text:p/>
            </draw:line>
            <draw:line draw:style-name="gr4" draw:text-style-name="P5" draw:layer="layout" svg:x1="8.234cm" svg:y1="5.927cm" svg:x2="8.234cm" svg:y2="6.365cm">
              <text:p/>
            </draw:line>
          </draw:g>
          <draw:line draw:style-name="gr4" draw:text-style-name="P5" draw:layer="layout" svg:x1="7.659cm" svg:y1="5.83cm" svg:x2="7.659cm" svg:y2="5.282cm">
            <text:p/>
          </draw:line>
          <draw:line draw:style-name="gr4" draw:text-style-name="P5" draw:layer="layout" svg:x1="8.539cm" svg:y1="6.162cm" svg:x2="8.21cm" svg:y2="6.162cm">
            <text:p/>
          </draw:line>
          <draw:custom-shape draw:style-name="gr6" draw:text-style-name="P8" draw:layer="layout" svg:width="0.146cm" svg:height="0.146cm" draw:transform="rotate (-3.14159265358979) translate (8.617cm 6.22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7.666cm" svg:y1="9.084cm" svg:x2="7.666cm" svg:y2="10.362cm">
            <text:p/>
          </draw:line>
        </draw:g>
        <draw:g>
          <draw:g>
            <draw:line draw:style-name="gr4" draw:text-style-name="P5" draw:layer="layout" svg:x1="7.031cm" svg:y1="7.358cm" svg:x2="7.031cm" svg:y2="7.139cm">
              <text:p/>
            </draw:line>
            <draw:line draw:style-name="gr4" draw:text-style-name="P5" draw:layer="layout" svg:x1="6.638cm" svg:y1="7.159cm" svg:x2="7.056cm" svg:y2="7.159cm">
              <text:p/>
            </draw:line>
            <draw:line draw:style-name="gr4" draw:text-style-name="P5" draw:layer="layout" svg:x1="6.662cm" svg:y1="7.159cm" svg:x2="6.662cm" svg:y2="6.721cm">
              <text:p/>
            </draw:line>
            <draw:line draw:style-name="gr4" draw:text-style-name="P5" draw:layer="layout" svg:x1="7.031cm" svg:y1="6.741cm" svg:x2="7.031cm" svg:y2="6.522cm">
              <text:p/>
            </draw:line>
            <draw:line draw:style-name="gr4" draw:text-style-name="P5" draw:layer="layout" svg:x1="6.638cm" svg:y1="6.719cm" svg:x2="7.056cm" svg:y2="6.719cm">
              <text:p/>
            </draw:line>
            <draw:line draw:style-name="gr4" draw:text-style-name="P5" draw:layer="layout" svg:x1="6.461cm" svg:y1="7.159cm" svg:x2="6.461cm" svg:y2="6.721cm">
              <text:p/>
            </draw:line>
          </draw:g>
          <draw:line draw:style-name="gr4" draw:text-style-name="P5" draw:layer="layout" svg:x1="7.038cm" svg:y1="7.258cm" svg:x2="7.038cm" svg:y2="9.266cm">
            <text:p/>
          </draw:line>
          <draw:g>
            <draw:line draw:style-name="gr4" draw:text-style-name="P5" draw:layer="layout" svg:x1="7.033cm" svg:y1="9.916cm" svg:x2="7.033cm" svg:y2="9.697cm">
              <text:p/>
            </draw:line>
            <draw:line draw:style-name="gr4" draw:text-style-name="P5" draw:layer="layout" svg:x1="6.64cm" svg:y1="9.717cm" svg:x2="7.058cm" svg:y2="9.717cm">
              <text:p/>
            </draw:line>
            <draw:line draw:style-name="gr4" draw:text-style-name="P5" draw:layer="layout" svg:x1="6.664cm" svg:y1="9.717cm" svg:x2="6.664cm" svg:y2="9.279cm">
              <text:p/>
            </draw:line>
            <draw:line draw:style-name="gr4" draw:text-style-name="P5" draw:layer="layout" svg:x1="7.033cm" svg:y1="9.299cm" svg:x2="7.033cm" svg:y2="9.08cm">
              <text:p/>
            </draw:line>
            <draw:line draw:style-name="gr4" draw:text-style-name="P5" draw:layer="layout" svg:x1="6.64cm" svg:y1="9.277cm" svg:x2="7.058cm" svg:y2="9.277cm">
              <text:p/>
            </draw:line>
            <draw:line draw:style-name="gr4" draw:text-style-name="P5" draw:layer="layout" svg:x1="6.463cm" svg:y1="9.717cm" svg:x2="6.463cm" svg:y2="9.279cm">
              <text:p/>
            </draw:line>
          </draw:g>
          <draw:line draw:style-name="gr4" draw:text-style-name="P5" draw:layer="layout" svg:x1="7.038cm" svg:y1="9.814cm" svg:x2="7.038cm" svg:y2="10.362cm">
            <text:p/>
          </draw:line>
          <draw:line draw:style-name="gr4" draw:text-style-name="P5" draw:layer="layout" svg:x1="6.158cm" svg:y1="9.482cm" svg:x2="6.487cm" svg:y2="9.482cm">
            <text:p/>
          </draw:line>
          <draw:custom-shape draw:style-name="gr6" draw:text-style-name="P8" draw:layer="layout" svg:width="0.146cm" svg:height="0.146cm" svg:x="6.08cm" svg:y="9.4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5" draw:layer="layout" svg:x1="7.031cm" svg:y1="6.56cm" svg:x2="7.031cm" svg:y2="5.282cm">
            <text:p/>
          </draw:line>
        </draw:g>
        <draw:custom-shape draw:style-name="gr6" draw:text-style-name="P8" draw:layer="layout" svg:width="0.146cm" svg:height="0.146cm" svg:x="6.956cm" svg:y="10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46cm" svg:height="0.146cm" svg:x="7.586cm" svg:y="10.2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46cm" svg:height="0.146cm" svg:x="6.956cm" svg:y="5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46cm" svg:height="0.146cm" svg:x="7.571cm" svg:y="5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2.556cm" svg:height="0.893cm" svg:x="9.181cm" svg:y="1.716cm">
          <draw:text-box>
            <text:p text:style-name="P9"><text:span text:style-name="T4">dtag 1</text:span></text:p>
          </draw:text-box>
        </draw:frame>
        <draw:line draw:style-name="gr4" draw:text-style-name="P5" draw:layer="layout" svg:x1="9.892cm" svg:y1="2.907cm" svg:x2="9.892cm" svg:y2="12.036cm">
          <text:p/>
        </draw:line>
        <draw:line draw:style-name="gr8" draw:text-style-name="P5" draw:layer="layout" svg:x1="9.892cm" svg:y1="2.36cm" svg:x2="9.892cm" svg:y2="2.908cm">
          <text:p/>
        </draw:line>
        <draw:line draw:style-name="gr8" draw:text-style-name="P5" draw:layer="layout" svg:x1="9.892cm" svg:y1="12.036cm" svg:x2="9.892cm" svg:y2="12.584cm">
          <text:p/>
        </draw:line>
        <draw:line draw:style-name="gr4" draw:text-style-name="P5" draw:layer="layout" svg:x1="9.293cm" svg:y1="1.82cm" svg:x2="10.688cm" svg:y2="1.821cm">
          <text:p/>
        </draw:line>
        <draw:frame draw:style-name="gr9" draw:text-style-name="P12" draw:layer="layout" svg:width="2.556cm" svg:height="0.893cm" svg:x="11.352cm" svg:y="1.631cm">
          <draw:text-box>
            <text:p text:style-name="P9"><text:span text:style-name="T4">dtag 1</text:span></text:p>
          </draw:text-box>
        </draw:frame>
        <draw:line draw:style-name="gr4" draw:text-style-name="P5" draw:layer="layout" svg:x1="12.265cm" svg:y1="2.922cm" svg:x2="12.265cm" svg:y2="12.051cm">
          <text:p/>
        </draw:line>
        <draw:line draw:style-name="gr8" draw:text-style-name="P5" draw:layer="layout" svg:x1="12.265cm" svg:y1="2.374cm" svg:x2="12.265cm" svg:y2="2.922cm">
          <text:p/>
        </draw:line>
        <draw:line draw:style-name="gr8" draw:text-style-name="P5" draw:layer="layout" svg:x1="12.265cm" svg:y1="12.05cm" svg:x2="12.265cm" svg:y2="12.598cm">
          <text:p/>
        </draw:line>
        <draw:g>
          <draw:line draw:style-name="gr4" draw:text-style-name="P5" draw:layer="layout" svg:x1="11.385cm" svg:y1="8.284cm" svg:x2="11.385cm" svg:y2="8.503cm">
            <text:p/>
          </draw:line>
          <draw:line draw:style-name="gr4" draw:text-style-name="P5" draw:layer="layout" svg:x1="11.778cm" svg:y1="8.483cm" svg:x2="11.36cm" svg:y2="8.483cm">
            <text:p/>
          </draw:line>
          <draw:line draw:style-name="gr4" draw:text-style-name="P5" draw:layer="layout" svg:x1="11.754cm" svg:y1="8.483cm" svg:x2="11.754cm" svg:y2="8.921cm">
            <text:p/>
          </draw:line>
          <draw:line draw:style-name="gr4" draw:text-style-name="P5" draw:layer="layout" svg:x1="11.385cm" svg:y1="8.901cm" svg:x2="11.385cm" svg:y2="9.12cm">
            <text:p/>
          </draw:line>
          <draw:line draw:style-name="gr4" draw:text-style-name="P5" draw:layer="layout" svg:x1="11.778cm" svg:y1="8.923cm" svg:x2="11.36cm" svg:y2="8.923cm">
            <text:p/>
          </draw:line>
          <draw:line draw:style-name="gr4" draw:text-style-name="P5" draw:layer="layout" svg:x1="11.955cm" svg:y1="8.483cm" svg:x2="11.955cm" svg:y2="8.921cm">
            <text:p/>
          </draw:line>
        </draw:g>
        <draw:line draw:style-name="gr4" draw:text-style-name="P5" draw:layer="layout" svg:x1="11.378cm" svg:y1="8.384cm" svg:x2="11.378cm" svg:y2="6.376cm">
          <text:p/>
        </draw:line>
        <draw:g>
          <draw:line draw:style-name="gr4" draw:text-style-name="P5" draw:layer="layout" svg:x1="11.383cm" svg:y1="5.726cm" svg:x2="11.383cm" svg:y2="5.945cm">
            <text:p/>
          </draw:line>
          <draw:line draw:style-name="gr4" draw:text-style-name="P5" draw:layer="layout" svg:x1="11.776cm" svg:y1="5.925cm" svg:x2="11.358cm" svg:y2="5.925cm">
            <text:p/>
          </draw:line>
          <draw:line draw:style-name="gr4" draw:text-style-name="P5" draw:layer="layout" svg:x1="11.752cm" svg:y1="5.925cm" svg:x2="11.752cm" svg:y2="6.363cm">
            <text:p/>
          </draw:line>
          <draw:line draw:style-name="gr4" draw:text-style-name="P5" draw:layer="layout" svg:x1="11.383cm" svg:y1="6.343cm" svg:x2="11.383cm" svg:y2="6.562cm">
            <text:p/>
          </draw:line>
          <draw:line draw:style-name="gr4" draw:text-style-name="P5" draw:layer="layout" svg:x1="11.776cm" svg:y1="6.365cm" svg:x2="11.358cm" svg:y2="6.365cm">
            <text:p/>
          </draw:line>
          <draw:line draw:style-name="gr4" draw:text-style-name="P5" draw:layer="layout" svg:x1="11.953cm" svg:y1="5.925cm" svg:x2="11.953cm" svg:y2="6.363cm">
            <text:p/>
          </draw:line>
        </draw:g>
        <draw:line draw:style-name="gr4" draw:text-style-name="P5" draw:layer="layout" svg:x1="11.389cm" svg:y1="5.83cm" svg:x2="11.389cm" svg:y2="4.735cm">
          <text:p/>
        </draw:line>
        <draw:line draw:style-name="gr4" draw:text-style-name="P5" draw:layer="layout" svg:x1="12.258cm" svg:y1="6.161cm" svg:x2="11.929cm" svg:y2="6.161cm">
          <text:p/>
        </draw:line>
        <draw:custom-shape draw:style-name="gr6" draw:text-style-name="P8" draw:layer="layout" svg:width="0.146cm" svg:height="0.146cm" draw:transform="rotate (-3.14159265358979) translate (12.336cm 6.2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1.385cm" svg:y1="9.082cm" svg:x2="11.385cm" svg:y2="10.36cm">
          <text:p/>
        </draw:line>
        <draw:g>
          <draw:line draw:style-name="gr4" draw:text-style-name="P5" draw:layer="layout" svg:x1="10.75cm" svg:y1="7.356cm" svg:x2="10.75cm" svg:y2="7.137cm">
            <text:p/>
          </draw:line>
          <draw:line draw:style-name="gr4" draw:text-style-name="P5" draw:layer="layout" svg:x1="10.357cm" svg:y1="7.158cm" svg:x2="10.775cm" svg:y2="7.158cm">
            <text:p/>
          </draw:line>
          <draw:line draw:style-name="gr4" draw:text-style-name="P5" draw:layer="layout" svg:x1="10.381cm" svg:y1="7.157cm" svg:x2="10.381cm" svg:y2="6.719cm">
            <text:p/>
          </draw:line>
          <draw:line draw:style-name="gr4" draw:text-style-name="P5" draw:layer="layout" svg:x1="10.75cm" svg:y1="6.739cm" svg:x2="10.75cm" svg:y2="6.52cm">
            <text:p/>
          </draw:line>
          <draw:line draw:style-name="gr4" draw:text-style-name="P5" draw:layer="layout" svg:x1="10.357cm" svg:y1="6.718cm" svg:x2="10.775cm" svg:y2="6.718cm">
            <text:p/>
          </draw:line>
          <draw:line draw:style-name="gr4" draw:text-style-name="P5" draw:layer="layout" svg:x1="10.18cm" svg:y1="7.157cm" svg:x2="10.18cm" svg:y2="6.719cm">
            <text:p/>
          </draw:line>
        </draw:g>
        <draw:line draw:style-name="gr4" draw:text-style-name="P5" draw:layer="layout" svg:x1="10.757cm" svg:y1="7.256cm" svg:x2="10.757cm" svg:y2="9.264cm">
          <text:p/>
        </draw:line>
        <draw:g>
          <draw:line draw:style-name="gr4" draw:text-style-name="P5" draw:layer="layout" svg:x1="10.752cm" svg:y1="9.914cm" svg:x2="10.752cm" svg:y2="9.695cm">
            <text:p/>
          </draw:line>
          <draw:line draw:style-name="gr4" draw:text-style-name="P5" draw:layer="layout" svg:x1="10.359cm" svg:y1="9.715cm" svg:x2="10.777cm" svg:y2="9.715cm">
            <text:p/>
          </draw:line>
          <draw:line draw:style-name="gr4" draw:text-style-name="P5" draw:layer="layout" svg:x1="10.383cm" svg:y1="9.715cm" svg:x2="10.383cm" svg:y2="9.277cm">
            <text:p/>
          </draw:line>
          <draw:line draw:style-name="gr4" draw:text-style-name="P5" draw:layer="layout" svg:x1="10.752cm" svg:y1="9.297cm" svg:x2="10.752cm" svg:y2="9.078cm">
            <text:p/>
          </draw:line>
          <draw:line draw:style-name="gr4" draw:text-style-name="P5" draw:layer="layout" svg:x1="10.359cm" svg:y1="9.275cm" svg:x2="10.777cm" svg:y2="9.275cm">
            <text:p/>
          </draw:line>
          <draw:line draw:style-name="gr4" draw:text-style-name="P5" draw:layer="layout" svg:x1="10.182cm" svg:y1="9.715cm" svg:x2="10.182cm" svg:y2="9.277cm">
            <text:p/>
          </draw:line>
        </draw:g>
        <draw:line draw:style-name="gr4" draw:text-style-name="P5" draw:layer="layout" svg:x1="10.757cm" svg:y1="9.812cm" svg:x2="10.757cm" svg:y2="10.36cm">
          <text:p/>
        </draw:line>
        <draw:line draw:style-name="gr4" draw:text-style-name="P5" draw:layer="layout" svg:x1="9.877cm" svg:y1="9.48cm" svg:x2="10.206cm" svg:y2="9.48cm">
          <text:p/>
        </draw:line>
        <draw:custom-shape draw:style-name="gr6" draw:text-style-name="P8" draw:layer="layout" svg:width="0.146cm" svg:height="0.146cm" svg:x="9.799cm" svg:y="9.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0.741cm" svg:y1="6.559cm" svg:x2="10.741cm" svg:y2="4.735cm">
          <text:p/>
        </draw:line>
        <draw:custom-shape draw:style-name="gr6" draw:text-style-name="P8" draw:layer="layout" svg:width="0.146cm" svg:height="0.146cm" svg:x="10.675cm" svg:y="10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46cm" svg:height="0.146cm" svg:x="11.305cm" svg:y="10.2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46cm" svg:height="0.146cm" svg:x="10.675cm" svg:y="4.6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46cm" svg:height="0.146cm" svg:x="11.29cm" svg:y="4.6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3.074cm" svg:y1="10.336cm" svg:x2="13.622cm" svg:y2="10.336cm">
          <text:p/>
        </draw:line>
        <draw:line draw:style-name="gr8" draw:text-style-name="P5" draw:layer="layout" svg:x1="13.074cm" svg:y1="8.726cm" svg:x2="13.622cm" svg:y2="8.726cm">
          <text:p/>
        </draw:line>
        <draw:line draw:style-name="gr8" draw:text-style-name="P5" draw:layer="layout" svg:x1="13.074cm" svg:y1="6.966cm" svg:x2="13.622cm" svg:y2="6.966cm">
          <text:p/>
        </draw:line>
        <draw:line draw:style-name="gr8" draw:text-style-name="P5" draw:layer="layout" svg:x1="13.074cm" svg:y1="5.29cm" svg:x2="13.622cm" svg:y2="5.29cm">
          <text:p/>
        </draw:line>
        <draw:line draw:style-name="gr8" draw:text-style-name="P5" draw:layer="layout" svg:x1="13.074cm" svg:y1="4.742cm" svg:x2="13.622cm" svg:y2="4.742cm">
          <text:p/>
        </draw:line>
        <draw:line draw:style-name="gr8" draw:text-style-name="P5" draw:layer="layout" svg:x1="13.074cm" svg:y1="3.647cm" svg:x2="13.622cm" svg:y2="3.647cm">
          <text:p/>
        </draw:line>
        <draw:line draw:style-name="gr10" draw:text-style-name="P5" draw:layer="layout" svg:x1="13.622cm" svg:y1="10.332cm" svg:x2="16.908cm" svg:y2="10.332cm">
          <text:p/>
        </draw:line>
        <draw:frame draw:style-name="gr9" draw:text-style-name="P10" draw:layer="layout" svg:width="3.018cm" svg:height="0.893cm" svg:x="12.78cm" svg:y="1.631cm">
          <draw:text-box>
            <text:p text:style-name="P9"><text:span text:style-name="T3">dtag </text:span><text:span text:style-name="T4">IW-1</text:span></text:p>
          </draw:text-box>
        </draw:frame>
        <draw:line draw:style-name="gr4" draw:text-style-name="P5" draw:layer="layout" svg:x1="14.104cm" svg:y1="2.922cm" svg:x2="14.104cm" svg:y2="12.051cm">
          <text:p/>
        </draw:line>
        <draw:line draw:style-name="gr8" draw:text-style-name="P5" draw:layer="layout" svg:x1="14.104cm" svg:y1="2.374cm" svg:x2="14.104cm" svg:y2="2.922cm">
          <text:p/>
        </draw:line>
        <draw:line draw:style-name="gr8" draw:text-style-name="P5" draw:layer="layout" svg:x1="14.104cm" svg:y1="12.05cm" svg:x2="14.104cm" svg:y2="12.598cm">
          <text:p/>
        </draw:line>
        <draw:line draw:style-name="gr4" draw:text-style-name="P5" draw:layer="layout" svg:x1="13.156cm" svg:y1="1.719cm" svg:x2="14.733cm" svg:y2="1.719cm">
          <text:p/>
        </draw:line>
        <draw:g>
          <draw:line draw:style-name="gr4" draw:text-style-name="P5" draw:layer="layout" svg:x1="15.597cm" svg:y1="8.299cm" svg:x2="15.597cm" svg:y2="8.518cm">
            <text:p/>
          </draw:line>
          <draw:line draw:style-name="gr4" draw:text-style-name="P5" draw:layer="layout" svg:x1="15.989cm" svg:y1="8.498cm" svg:x2="15.571cm" svg:y2="8.498cm">
            <text:p/>
          </draw:line>
          <draw:line draw:style-name="gr4" draw:text-style-name="P5" draw:layer="layout" svg:x1="15.966cm" svg:y1="8.498cm" svg:x2="15.966cm" svg:y2="8.936cm">
            <text:p/>
          </draw:line>
          <draw:line draw:style-name="gr4" draw:text-style-name="P5" draw:layer="layout" svg:x1="15.597cm" svg:y1="8.916cm" svg:x2="15.597cm" svg:y2="9.135cm">
            <text:p/>
          </draw:line>
          <draw:line draw:style-name="gr4" draw:text-style-name="P5" draw:layer="layout" svg:x1="15.989cm" svg:y1="8.938cm" svg:x2="15.571cm" svg:y2="8.938cm">
            <text:p/>
          </draw:line>
          <draw:line draw:style-name="gr4" draw:text-style-name="P5" draw:layer="layout" svg:x1="16.167cm" svg:y1="8.498cm" svg:x2="16.167cm" svg:y2="8.936cm">
            <text:p/>
          </draw:line>
        </draw:g>
        <draw:line draw:style-name="gr4" draw:text-style-name="P5" draw:layer="layout" svg:x1="15.59cm" svg:y1="8.399cm" svg:x2="15.59cm" svg:y2="6.391cm">
          <text:p/>
        </draw:line>
        <draw:g>
          <draw:line draw:style-name="gr4" draw:text-style-name="P5" draw:layer="layout" svg:x1="15.595cm" svg:y1="5.741cm" svg:x2="15.595cm" svg:y2="5.96cm">
            <text:p/>
          </draw:line>
          <draw:line draw:style-name="gr4" draw:text-style-name="P5" draw:layer="layout" svg:x1="15.988cm" svg:y1="5.94cm" svg:x2="15.57cm" svg:y2="5.94cm">
            <text:p/>
          </draw:line>
          <draw:line draw:style-name="gr4" draw:text-style-name="P5" draw:layer="layout" svg:x1="15.964cm" svg:y1="5.94cm" svg:x2="15.964cm" svg:y2="6.378cm">
            <text:p/>
          </draw:line>
          <draw:line draw:style-name="gr4" draw:text-style-name="P5" draw:layer="layout" svg:x1="15.595cm" svg:y1="6.358cm" svg:x2="15.595cm" svg:y2="6.577cm">
            <text:p/>
          </draw:line>
          <draw:line draw:style-name="gr4" draw:text-style-name="P5" draw:layer="layout" svg:x1="15.988cm" svg:y1="6.38cm" svg:x2="15.57cm" svg:y2="6.38cm">
            <text:p/>
          </draw:line>
          <draw:line draw:style-name="gr4" draw:text-style-name="P5" draw:layer="layout" svg:x1="16.165cm" svg:y1="5.94cm" svg:x2="16.165cm" svg:y2="6.378cm">
            <text:p/>
          </draw:line>
        </draw:g>
        <draw:line draw:style-name="gr4" draw:text-style-name="P5" draw:layer="layout" svg:x1="15.601cm" svg:y1="5.843cm" svg:x2="15.608cm" svg:y2="3.639cm">
          <text:p/>
        </draw:line>
        <draw:line draw:style-name="gr4" draw:text-style-name="P5" draw:layer="layout" svg:x1="16.47cm" svg:y1="6.175cm" svg:x2="16.141cm" svg:y2="6.175cm">
          <text:p/>
        </draw:line>
        <draw:custom-shape draw:style-name="gr6" draw:text-style-name="P8" draw:layer="layout" svg:width="0.146cm" svg:height="0.147cm" draw:transform="rotate (-3.14159265358979) translate (16.548cm 6.23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5.597cm" svg:y1="9.096cm" svg:x2="15.597cm" svg:y2="10.374cm">
          <text:p/>
        </draw:line>
        <draw:g>
          <draw:line draw:style-name="gr4" draw:text-style-name="P5" draw:layer="layout" svg:x1="14.962cm" svg:y1="7.371cm" svg:x2="14.962cm" svg:y2="7.152cm">
            <text:p/>
          </draw:line>
          <draw:line draw:style-name="gr4" draw:text-style-name="P5" draw:layer="layout" svg:x1="14.569cm" svg:y1="7.172cm" svg:x2="14.987cm" svg:y2="7.172cm">
            <text:p/>
          </draw:line>
          <draw:line draw:style-name="gr4" draw:text-style-name="P5" draw:layer="layout" svg:x1="14.593cm" svg:y1="7.172cm" svg:x2="14.593cm" svg:y2="6.734cm">
            <text:p/>
          </draw:line>
          <draw:line draw:style-name="gr4" draw:text-style-name="P5" draw:layer="layout" svg:x1="14.962cm" svg:y1="6.754cm" svg:x2="14.962cm" svg:y2="6.535cm">
            <text:p/>
          </draw:line>
          <draw:line draw:style-name="gr4" draw:text-style-name="P5" draw:layer="layout" svg:x1="14.569cm" svg:y1="6.732cm" svg:x2="14.987cm" svg:y2="6.732cm">
            <text:p/>
          </draw:line>
          <draw:line draw:style-name="gr4" draw:text-style-name="P5" draw:layer="layout" svg:x1="14.392cm" svg:y1="7.172cm" svg:x2="14.392cm" svg:y2="6.734cm">
            <text:p/>
          </draw:line>
        </draw:g>
        <draw:line draw:style-name="gr4" draw:text-style-name="P5" draw:layer="layout" svg:x1="14.969cm" svg:y1="7.271cm" svg:x2="14.969cm" svg:y2="9.279cm">
          <text:p/>
        </draw:line>
        <draw:g>
          <draw:line draw:style-name="gr4" draw:text-style-name="P5" draw:layer="layout" svg:x1="14.963cm" svg:y1="9.929cm" svg:x2="14.963cm" svg:y2="9.71cm">
            <text:p/>
          </draw:line>
          <draw:line draw:style-name="gr4" draw:text-style-name="P5" draw:layer="layout" svg:x1="14.571cm" svg:y1="9.73cm" svg:x2="14.989cm" svg:y2="9.73cm">
            <text:p/>
          </draw:line>
          <draw:line draw:style-name="gr4" draw:text-style-name="P5" draw:layer="layout" svg:x1="14.595cm" svg:y1="9.73cm" svg:x2="14.595cm" svg:y2="9.292cm">
            <text:p/>
          </draw:line>
          <draw:line draw:style-name="gr4" draw:text-style-name="P5" draw:layer="layout" svg:x1="14.963cm" svg:y1="9.312cm" svg:x2="14.963cm" svg:y2="9.093cm">
            <text:p/>
          </draw:line>
          <draw:line draw:style-name="gr4" draw:text-style-name="P5" draw:layer="layout" svg:x1="14.571cm" svg:y1="9.29cm" svg:x2="14.989cm" svg:y2="9.29cm">
            <text:p/>
          </draw:line>
          <draw:line draw:style-name="gr4" draw:text-style-name="P5" draw:layer="layout" svg:x1="14.394cm" svg:y1="9.73cm" svg:x2="14.394cm" svg:y2="9.292cm">
            <text:p/>
          </draw:line>
        </draw:g>
        <draw:line draw:style-name="gr4" draw:text-style-name="P5" draw:layer="layout" svg:x1="14.969cm" svg:y1="9.827cm" svg:x2="14.969cm" svg:y2="10.375cm">
          <text:p/>
        </draw:line>
        <draw:line draw:style-name="gr4" draw:text-style-name="P5" draw:layer="layout" svg:x1="14.089cm" svg:y1="9.494cm" svg:x2="14.418cm" svg:y2="9.494cm">
          <text:p/>
        </draw:line>
        <draw:custom-shape draw:style-name="gr6" draw:text-style-name="P8" draw:layer="layout" svg:width="0.147cm" svg:height="0.146cm" svg:x="14.01cm" svg:y="9.4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4.958cm" svg:y1="6.575cm" svg:x2="14.958cm" svg:y2="3.639cm">
          <text:p/>
        </draw:line>
        <draw:custom-shape draw:style-name="gr6" draw:text-style-name="P8" draw:layer="layout" svg:width="0.146cm" svg:height="0.146cm" svg:x="14.88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46cm" svg:height="0.146cm" svg:x="15.517cm" svg:y="10.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46cm" svg:height="0.146cm" svg:x="14.887cm" svg:y="3.5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0.146cm" svg:height="0.146cm" svg:x="15.546cm" svg:y="3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5.441cm" svg:y1="8.72cm" svg:x2="13.107cm" svg:y2="8.72cm">
          <text:p/>
        </draw:line>
        <draw:line draw:style-name="gr10" draw:text-style-name="P5" draw:layer="layout" svg:x1="13.622cm" svg:y1="8.722cm" svg:x2="16.178cm" svg:y2="8.735cm">
          <text:p/>
        </draw:line>
        <draw:line draw:style-name="gr10" draw:text-style-name="P5" draw:layer="layout" svg:x1="13.636cm" svg:y1="6.969cm" svg:x2="14.368cm" svg:y2="6.969cm">
          <text:p/>
        </draw:line>
        <draw:line draw:style-name="gr10" draw:text-style-name="P5" draw:layer="layout" svg:x1="13.622cm" svg:y1="5.288cm" svg:x2="16.908cm" svg:y2="5.288cm">
          <text:p/>
        </draw:line>
        <draw:line draw:style-name="gr10" draw:text-style-name="P5" draw:layer="layout" svg:x1="13.622cm" svg:y1="4.74cm" svg:x2="16.908cm" svg:y2="4.74cm">
          <text:p/>
        </draw:line>
        <draw:line draw:style-name="gr10" draw:text-style-name="P5" draw:layer="layout" svg:x1="13.622cm" svg:y1="3.645cm" svg:x2="16.908cm" svg:y2="3.645cm">
          <text:p/>
        </draw:line>
        <draw:line draw:style-name="gr10" draw:text-style-name="P5" draw:layer="layout" svg:x1="13.622cm" svg:y1="4.74cm" svg:x2="16.908cm" svg:y2="4.74cm">
          <text:p/>
        </draw:line>
        <draw:line draw:style-name="gr4" draw:text-style-name="P5" draw:layer="layout" svg:x1="16.479cm" svg:y1="2.922cm" svg:x2="16.479cm" svg:y2="12.051cm">
          <text:p/>
        </draw:line>
        <draw:line draw:style-name="gr8" draw:text-style-name="P5" draw:layer="layout" svg:x1="16.479cm" svg:y1="2.374cm" svg:x2="16.479cm" svg:y2="2.922cm">
          <text:p/>
        </draw:line>
        <draw:line draw:style-name="gr8" draw:text-style-name="P5" draw:layer="layout" svg:x1="16.479cm" svg:y1="12.05cm" svg:x2="16.479cm" svg:y2="12.598cm">
          <text:p/>
        </draw:line>
        <draw:frame draw:style-name="gr9" draw:text-style-name="P10" draw:layer="layout" svg:width="3.018cm" svg:height="0.893cm" svg:x="15.155cm" svg:y="1.633cm">
          <draw:text-box>
            <text:p text:style-name="P9"><text:span text:style-name="T3">dtag </text:span><text:span text:style-name="T4">IW-1</text:span></text:p>
          </draw:text-box>
        </draw:frame>
        <draw:line draw:style-name="gr8" draw:text-style-name="P5" draw:layer="layout" svg:x1="16.908cm" svg:y1="10.336cm" svg:x2="17.456cm" svg:y2="10.336cm">
          <text:p/>
        </draw:line>
        <draw:frame draw:style-name="gr9" draw:text-style-name="P10" draw:layer="layout" svg:width="3.018cm" svg:height="0.893cm" svg:x="17.165cm" svg:y="3.194cm">
          <draw:text-box>
            <text:p text:style-name="P9"><text:span text:style-name="T3">match </text:span><text:span text:style-name="T4">IW-1</text:span></text:p>
          </draw:text-box>
        </draw:frame>
        <draw:line draw:style-name="gr4" draw:text-style-name="P5" draw:layer="layout" svg:x1="3.927cm" svg:y1="4.735cm" svg:x2="13.052cm" svg:y2="4.735cm">
          <text:p/>
        </draw:line>
        <draw:line draw:style-name="gr4" draw:text-style-name="P5" draw:layer="layout" svg:x1="3.927cm" svg:y1="3.639cm" svg:x2="13.052cm" svg:y2="3.639cm">
          <text:p/>
        </draw:line>
        <draw:line draw:style-name="gr8" draw:text-style-name="P5" draw:layer="layout" svg:x1="16.908cm" svg:y1="5.29cm" svg:x2="17.456cm" svg:y2="5.29cm">
          <text:p/>
        </draw:line>
        <draw:line draw:style-name="gr8" draw:text-style-name="P5" draw:layer="layout" svg:x1="16.908cm" svg:y1="4.742cm" svg:x2="17.456cm" svg:y2="4.742cm">
          <text:p/>
        </draw:line>
        <draw:line draw:style-name="gr8" draw:text-style-name="P5" draw:layer="layout" svg:x1="16.908cm" svg:y1="3.647cm" svg:x2="17.456cm" svg:y2="3.647cm">
          <text:p/>
        </draw:line>
        <draw:frame draw:style-name="gr9" draw:text-style-name="P10" draw:layer="layout" svg:width="3.018cm" svg:height="0.893cm" svg:x="17.167cm" svg:y="4.291cm">
          <draw:text-box>
            <text:p text:style-name="P9"><text:span text:style-name="T3">match </text:span><text:span text:style-name="T4">1</text:span></text:p>
          </draw:text-box>
        </draw:frame>
        <draw:frame draw:style-name="gr11" draw:text-style-name="P10" draw:layer="layout" svg:width="3.018cm" svg:height="0.892cm" svg:x="17.169cm" svg:y="4.841cm">
          <draw:text-box>
            <text:p text:style-name="P9"><text:span text:style-name="T3">match </text:span><text:span text:style-name="T4">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3T17:28:00.379884015</meta:creation-date>
    <dc:date>2020-12-08T17:36:01.526811100</dc:date>
    <meta:editing-duration>P2DT10H38M58S</meta:editing-duration>
    <meta:editing-cycles>66</meta:editing-cycles>
    <meta:generator>LibreOffice/6.0.7.3$Linux_X86_64 LibreOffice_project/00m0$Build-3</meta:generator>
    <meta:document-statistic meta:object-count="239"/>
  </office:meta>
</office:document-meta>
</file>